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text-align="start" style:justify-single-word="false" style:writing-mode="lr-tb"/>
    </style:style>
    <style:style style:name="P2" style:family="paragraph" style:parent-style-name="Preformatted_20_Text">
      <style:paragraph-properties fo:margin-top="0cm" fo:margin-bottom="0cm" style:contextual-spacing="false" fo:text-align="start" style:justify-single-word="false" style:writing-mode="lr-tb"/>
      <style:text-properties fo:language="el" fo:country="GR" officeooo:rsid="0011d0bd" officeooo:paragraph-rsid="0011d0bd"/>
    </style:style>
    <style:style style:name="P3" style:family="paragraph" style:parent-style-name="Preformatted_20_Text">
      <style:paragraph-properties fo:margin-top="0cm" fo:margin-bottom="0cm" style:contextual-spacing="false" fo:text-align="start" style:justify-single-word="false" style:writing-mode="lr-tb"/>
      <style:text-properties fo:language="en" fo:country="US" officeooo:rsid="0011d0bd" officeooo:paragraph-rsid="0011d0bd"/>
    </style:style>
    <style:style style:name="P4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11d0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TION MAIN </text:p>
      <text:p text:style-name="P4">Α.1 Δήλωσε τις μεταβλητές operatorExpr, num1, num2, num3, num4, numOfNumbers, i </text:p>
      <text:p text:style-name="P4">Α.2 Εμφάνισε το μήνυμα "How many times : " </text:p>
      <text:p text:style-name="P4">Α.3 Πάρε τον αριθμό των επαναλήψεων (numOfNumbers) </text:p>
      <text:p text:style-name="P4">A.4 Επανάλαβε για<text:span text:style-name="T1"> i &lt; numOfNumbers </text:span>με βήμα 1 </text:p>
      <text:p text:style-name="P4">Α.4.1 Κάλεσε τη συνάρτηση readExpression για να πάρεις τις παραμέτρους της έκφρασης </text:p>
      <text:p text:style-name="P4">Α.4.2 Χρησιμοποίησε την τιμή του operatorExpr για να εκτελέσεις την κατάλληλη αριθμητική πράξη </text:p>
      <text:p text:style-name="P4">Α.4.2.1 Καλεσε την συνάρτηση add, sub, multi, ή divide ανάλογα με τον τελεστή </text:p>
      <text:p text:style-name="P4">A.5 Τέλος προγράμματος</text:p>
      <text:p text:style-name="P4"/>
      <text:p text:style-name="P4">FUNCTION add </text:p>
      <text:p text:style-name="P4"><text:span text:style-name="T3">Β</text:span>.1 Δήλωσε τις μεταβλητές upper, base, <text:span text:style-name="T1">expression</text:span></text:p>
      <text:p text:style-name="P4"><text:span text:style-name="T3">Β</text:span>.2 <text:span text:style-name="T2">Δώσε</text:span> τον χαρακτήρα '<text:span text:style-name="T1">+</text:span>' <text:span text:style-name="T2">στο </text:span><text:span text:style-name="T1">expression</text:span></text:p>
      <text:p text:style-name="P4"><text:span text:style-name="T3">Β</text:span>.3 Υπολόγισε τον κοινό παρονομαστή (base) </text:p>
      <text:p text:style-name="P4"><text:span text:style-name="T3">Β</text:span>.4 Υπολόγισε τα πολλαπλάσια των αριθμητήρων (num1 * num4, num3 * num2) </text:p>
      <text:p text:style-name="P4"><text:span text:style-name="T3">Β</text:span>.5 Πρόσθεσε τους πολλαπλασιασμένους αριθμητές</text:p>
      <text:p text:style-name="P4"><text:s/><text:span text:style-name="T3">Β</text:span>.6 Κάλεσε τη συνάρτηση simplify με τις παραμέτρους expression, upper, base</text:p>
      <text:p text:style-name="P4"/>
      <text:p text:style-name="P4">FUNCTION sub </text:p>
      <text:p text:style-name="P4"><text:span text:style-name="T3">Γ</text:span>.1 Δήλωσε τις μεταβλητές upper, base,<text:span text:style-name="T1"> expression </text:span></text:p>
      <text:p text:style-name="P4"><text:span text:style-name="T3">Γ</text:span>.2 <text:span text:style-name="T2">Δώσε</text:span> τον χαρακτήρα '-' <text:span text:style-name="T2">στο </text:span><text:span text:style-name="T1">expression</text:span></text:p>
      <text:p text:style-name="P4"><text:span text:style-name="T3">Γ</text:span>.3 Υπολόγισε τον κοινό παρονομαστή (base) </text:p>
      <text:p text:style-name="P4"><text:span text:style-name="T3">Γ</text:span>.4 Υπολόγισε τα πολλαπλάσια των αριθμητήρων (num1 * num4, num3 * num2) </text:p>
      <text:p text:style-name="P4"><text:span text:style-name="T3">Γ</text:span>.5 Αφαίρεσε τους πολλαπλασιασμένους αριθμητές </text:p>
      <text:p text:style-name="P4"><text:span text:style-name="T3">Γ</text:span>.6 Κάλεσε τη συνάρτηση simplify με τις παραμέτρους expression, upper, base</text:p>
      <text:p text:style-name="P4"/>
      <text:p text:style-name="P4">FUNCTION multi </text:p>
      <text:p text:style-name="P4"><text:span text:style-name="T3">Δ</text:span>.1 Δήλωσε τις μεταβλητές upper, base, <text:span text:style-name="T1">expression</text:span></text:p>
      <text:p text:style-name="P4"><text:span text:style-name="T3">Δ</text:span>.2<text:span text:style-name="T2"> Δώσε</text:span> τον χαρακτήρα '*' <text:span text:style-name="T2">στο </text:span><text:span text:style-name="T1">expression</text:span></text:p>
      <text:p text:style-name="P4"><text:span text:style-name="T3">Δ</text:span>.3 Υπολόγισε τον κοινό παρονομαστή (base) </text:p>
      <text:p text:style-name="P4"><text:span text:style-name="T3">Δ</text:span>.4 Υπολόγισε το γινόμενο των αριθμητήρων (num1 * num3) </text:p>
      <text:p text:style-name="P4"><text:soft-page-break/><text:span text:style-name="T3">Δ</text:span>.5 Κάλεσε τη συνάρτηση simplify με τις παραμέτρους expression, upper, base</text:p>
      <text:p text:style-name="P4"/>
      <text:p text:style-name="P4">FUNCTION divide </text:p>
      <text:p text:style-name="P4"><text:span text:style-name="T3">Ε</text:span>.1 Δήλωσε τις μεταβλητές upper, base, <text:span text:style-name="T1">expression</text:span></text:p>
      <text:p text:style-name="P4"><text:span text:style-name="T3">Ε</text:span>.2 <text:span text:style-name="T2">Δώσε</text:span> τον χαρακτήρα '/' <text:span text:style-name="T2">στο </text:span><text:span text:style-name="T1">expression</text:span></text:p>
      <text:p text:style-name="P4"><text:span text:style-name="T3">Ε</text:span>.3 Υπολόγισε τον κοινό παρονομαστή (base) </text:p>
      <text:p text:style-name="P4"><text:span text:style-name="T3">Ε</text:span>.4 Υπολόγισε το γινόμενο των αριθμητήρων (num1 * num4) </text:p>
      <text:p text:style-name="P4"><text:span text:style-name="T3">Ε</text:span>.5 Κάλεσε τη συνάρτηση simplify με τις παραμέτρους expression, upper, base</text:p>
      <text:p text:style-name="P4"/>
      <text:p text:style-name="P4">FUNCTION simplify </text:p>
      <text:p text:style-name="P4"><text:span text:style-name="T3">ΣΤ</text:span>.1 Δήλωσε τη μεταβλητή i </text:p>
      <text:p text:style-name="P4"><text:span text:style-name="T3">ΣΤ.</text:span>2 Επανάλαβε για κάθε i από 1 μέχρι base με βήμα 1 </text:p>
      <text:p text:style-name="P4"><text:span text:style-name="T3">ΣΤ</text:span>.2.1 Έλεγξε αν i διαιρεί και τους δύο αριθμητές </text:p>
      <text:p text:style-name="P4"><text:span text:style-name="T3">ΣΤ</text:span>.2.1.1 Διαίρεσε τους αριθμητές με το i </text:p>
      <text:p text:style-name="P4"><text:span text:style-name="T3">ΣΤ</text:span>.2.1.2 <text:span text:style-name="T2">Θέσε</text:span> i σε 1 και επανέλαβε τον έλεγχο </text:p>
      <text:p text:style-name="P4"><text:span text:style-name="T3">ΣΤ</text:span>.3 Εμφάνισε τους απλοποιημένους αριθμητές expression, upper</text:p>
      <text:p text:style-name="P1"/>
      <text:p text:style-name="P1"/>
      <text:p text:style-name="P1"/>
      <text:p text:style-name="P3">FUNCTION main</text:p>
      <text:p text:style-name="P2">Α.1 Θέσε μεταβλητές</text:p>
      <text:p text:style-name="P2">Α.2 Ζήτα πρώτη σειρά λέξεων και δώσε απαραίτητο χώρο</text:p>
      <text:p text:style-name="P2">Α.3 Ζήτα απο τον χρήστη την επιλογή του</text:p>
      <text:p text:style-name="P2">Α.4 Κάνε την ανάλογη ενέργεια</text:p>
      <text:p text:style-name="P2">Α.5 Τερμάτισε πρόγραμμα</text:p>
      <text:p text:style-name="P2"/>
      <text:p text:style-name="P3">FUNCTION allocateMemory</text:p>
      <text:p text:style-name="P3">B.1 <text:span text:style-name="T2">Θέσε μεταβλητές</text:span></text:p>
      <text:p text:style-name="P3"><text:span text:style-name="T2">Β.2 Πάρε πλήθος λέξεων</text:span></text:p>
      <text:p text:style-name="P3"><text:span text:style-name="T2">Β.3 Ανάθεσε ανάλογο χώρο</text:span></text:p>
      <text:p text:style-name="P3"><text:span text:style-name="T2"/></text:p>
      <text:p text:style-name="P3">FUNCTION getWords</text:p>
      <text:p text:style-name="P2">Γ.1 Θέσε μεταβλητές</text:p>
      <text:p text:style-name="P2">Γ.2 Πάρε τη σειρά λέξεων</text:p>
      <text:p text:style-name="P2"/>
      <text:p text:style-name="P3">FUNCTION printWords</text:p>
      <text:p text:style-name="P2">Δ.1 Θέσε μεταβλητές</text:p>
      <text:p text:style-name="P2">Δ.2 Εμφάνισε τη σειρά λέξεων</text:p>
      <text:p text:style-name="P2"/>
      <text:p text:style-name="P3">FUNCTION getWordsStats</text:p>
      <text:p text:style-name="P2">Ε.1 Θέσε μεταβλητές</text:p>
      <text:p text:style-name="P2">Ε.2 Θέσε αρχικές τιμές μεταβλητών</text:p>
      <text:p text:style-name="P2">Ε.3 Σύγκρινε λέξεις</text:p>
      <text:p text:style-name="P2">Ε.4 Εμφάνισε μεγαλύτερη, μικρότερη και μέση λέξη</text:p>
      <text:p text:style-name="P2"/>
      <text:p text:style-name="P3">FUNCTION getCharachterStats</text:p>
      <text:p text:style-name="P2">ΣΤ.1 Θέσε μεταβλητές</text:p>
      <text:p text:style-name="P2"><text:soft-page-break/>ΣΤ.2 Πάρε γράμμα</text:p>
      <text:p text:style-name="P2">ΣΤ.3 Θέσε αρχικές τιμές μεταβλητών</text:p>
      <text:p text:style-name="P2">ΣΤ.4 Βρές πλήθος γραμμάτων</text:p>
      <text:p text:style-name="P2">ΣΤ.5 Βρές μέγιστο και ελάχιστο αριθμό εμφανίσεων και αποθήκευσε τη λέξη στην οποία ειναι</text:p>
      <text:p text:style-name="P2">ΣΤ.6 Βρες μέσο αριθμό εμφανίσεων</text:p>
      <text:p text:style-name="P2">ΣΤ.7 Εμφάνισε μέγιστο, ελάχιστο, μέσο αριθμό εμφανίσεων και τις λέξεις του μέγιστου και του ελάχιστου</text:p>
      <text:p text:style-name="P2"/>
      <text:p text:style-name="P3">FUNCTION freeMemory</text:p>
      <text:p text:style-name="P2">Ζ.1 Θέσε μεταβλητές</text:p>
      <text:p text:style-name="P2">Ζ.2 Ελευθέρωσε χώρο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en-GB</dc:language>
    <dc:date>2023-11-22T19:44:52.698000000</dc:date>
    <meta:editing-cycles>2</meta:editing-cycles>
    <meta:editing-duration>PT1H46M4S</meta:editing-duration>
    <meta:generator>LibreOffice/7.6.1.2$Windows_X86_64 LibreOffice_project/f5defcebd022c5bc36bbb79be232cb6926d8f674</meta:generator>
    <meta:document-statistic meta:table-count="0" meta:image-count="0" meta:object-count="0" meta:page-count="3" meta:paragraph-count="74" meta:word-count="456" meta:character-count="2979" meta:non-whitespace-character-count="2568"/>
    <meta:user-defined meta:name="AppVersion">15.0000</meta:user-defined>
  </office:meta>
</office:document-meta>
</file>